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6"/>
    <style:style style:name="P2" style:family="paragraph" style:parent-style-name="Standard" style:list-style-name="WW8Num6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7099620211" text:style-name="WW8Num6">
        <text:list-item>
          <text:p text:style-name="P2">Quando uma conta é aberta pelo Caixa, deve ser registrada a mesa, o garçom que está atendendo, a data e o horário de abertura da conta;</text:p>
        </text:list-item>
        <text:list-item>
          <text:p text:style-name="P2">Durante a noite, produtos do cardápio são solicitados pelos clientes e associados à sua conta pelo próprio Garçom através de um PalmTop, cada produto em uma determinada quantidade, gerando um item da conta;</text:p>
        </text:list-item>
        <text:list-item>
          <text:p text:style-name="P2">A cada item associado à Conta enquanto ela está aberta, seu total vai sendo calculado;</text:p>
        </text:list-item>
        <text:list-item>
          <text:p text:style-name="P2">Produtos do cardápio são organizados por categorias de produtos, como Bebidas, Petiscos, Carnes, Aves, Massas e Sobremesas;</text:p>
        </text:list-item>
        <text:list-item>
          <text:p text:style-name="P2">Produtos possuem um preço e um código;</text:p>
        </text:list-item>
        <text:list-item>
          <text:p text:style-name="P2">Quando do fechamento de uma conta pelo Garçom, a pedido do Cliente, o sistema deve registrar a data e o horário do fechamento e calcular o seu valor total, imprimindo a correspondente nota fiscal;</text:p>
        </text:list-item>
        <text:list-item>
          <text:p text:style-name="P2">Ao final de cada semana, as comissões dos garçons devem ser calculadas com base no somatório das contas que cada um atendeu na semana;</text:p>
        </text:list-item>
        <text:list-item>
          <text:p text:style-name="P2">O percentual aplicado para cálculo das comissões pode variar de tempos em tempos, devendo ser mantido pelo sistema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6z0" style:family="text">
      <style:text-properties style:font-name="Wingdings" style:font-name-asian="Times New Roman" style:font-name-complex="Times New Roman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6" text:consecutive-numbering="true">
      <text:list-level-style-bullet text:level="1" text:style-name="WW8Num6z0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efet-Campos</meta:initial-creator>
    <meta:creation-date>2007-11-01T21:12:33</meta:creation-date>
    <dc:date>2014-02-22T21:04:02</dc:date>
    <dc:language>pt-BR</dc:language>
    <meta:editing-cycles>5</meta:editing-cycles>
    <meta:editing-duration>PT8M11S</meta:editing-duration>
    <meta:document-statistic meta:table-count="0" meta:image-count="0" meta:object-count="0" meta:page-count="1" meta:paragraph-count="8" meta:word-count="182" meta:character-count="1041" meta:non-whitespace-character-count="875"/>
    <meta:user-defined meta:name="Info 1"/>
    <meta:user-defined meta:name="Info 2"/>
    <meta:user-defined meta:name="Info 3"/>
    <meta:user-defined meta:name="Info 4"/>
  </office:meta>
</office:document-meta>
</file>